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EEDC35001CE77A4F.png" manifest:media-type="image/png"/>
  <manifest:file-entry manifest:full-path="Pictures/100002010000032000000215F0C8B48E50DC81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andert het klimaat in Nederland</text:p>
          </draw:text-box>
        </draw:frame>
        <draw:frame draw:style-name="gr1" draw:text-style-name="P1" draw:layer="layout" svg:width="21.166cm" svg:height="14.101cm" svg:x="3.302cm" svg:y="5.08cm">
          <draw:image xlink:href="Pictures/100002010000032000000215F0C8B48E50DC81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mperatuur</text:p>
          </draw:text-box>
        </draw:frame>
        <draw:frame draw:style-name="gr1" draw:text-style-name="P1" draw:layer="layout" svg:width="12.297cm" svg:height="9.222cm" svg:x="1.399cm" svg:y="6.392cm" presentation:class="graphic">
          <draw:image xlink:href="Pictures/1000020100000280000001E0EEDC35001CE77A4F.png" xlink:type="simple" xlink:show="embed" xlink:actuate="onLoad">
            <text:p/>
          </draw:image>
        </draw:frame>
        <draw:line draw:style-name="gr3" draw:text-style-name="P1" draw:layer="layout" svg:x1="3.048cm" svg:y1="12.954cm" svg:x2="12.446cm" svg:y2="9.652cm">
          <text:p/>
        </draw:line>
        <draw:frame draw:style-name="gr4" draw:text-style-name="P3" draw:layer="layout" svg:width="0.502cm" svg:height="1.187cm" svg:x="3.556cm" svg:y="7.366cm">
          <draw:text-box>
            <text:p/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an de grafiek is te zien dat de temperatuur de afgelopen 100 jaar wel degelijk is gestegen van gemiddeld 8.5 naar 10.5 graden Celsi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9:59:24.519863497</meta:creation-date>
    <meta:editing-duration>PT31M54S</meta:editing-duration>
    <meta:editing-cycles>3</meta:editing-cycles>
    <meta:generator>LibreOffice/5.1.6.2$Linux_X86_64 LibreOffice_project/10m0$Build-2</meta:generator>
    <dc:date>2018-06-21T20:31:16.355380313</dc:date>
    <meta:document-statistic meta:object-count="37"/>
  </office:meta>
</office:document-meta>
</file>